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6a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/>
    </style:style>
    <style:style style:name="T3" style:family="text">
      <style:text-properties fo:color="#ff0000" style:font-size-asian="10.5pt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auto-grow-height="false" fo:min-height="1.321cm" fo:min-width="0.8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d4814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d4814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4.6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669933" draw:auto-grow-height="false" fo:min-height="1.321cm" fo:min-width="0.8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3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1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77216f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9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fill-color="#66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color="#000000" draw:fill="none" draw:fill-color="#ffffff" fo:min-height="4.2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color="#000000" draw:fill="none" draw:fill-color="#ffffff" fo:min-height="3.2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AFT SITE CLUB MANGA</text:p>
      <text:p text:style-name="P1"/>
      <text:p text:style-name="P2"><draw:custom-shape text:anchor-type="paragraph" draw:z-index="26" draw:style-name="gr13" svg:width="1.191cm" svg:height="0.556cm" svg:x="3.463cm" svg:y="12.374cm"><text:p><text:s/> N°?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0" draw:style-name="gr1" svg:width="17.622cm" svg:height="11.378cm" svg:x="0.034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style-name="gr8" svg:width="4.446cm" svg:height="0.847cm" svg:x="11.003cm" svg:y="0.732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24" draw:style-name="gr12" svg:width="5.213cm" svg:height="7.792cm" svg:x="0.87cm" svg:y="12.374cm"><draw:text-box><text:p>Types de liens (<text:tab/>)</text:p><text:p/><text:p>0 : Vers l'accueil</text:p><text:p>1 : Vers une page d'ouvrage</text:p><text:p>2 : Vers la liste des mangas (ou une partie) ou un message d'erreur</text:p><text:p>3 : Vers la page de connexion/inscription</text:p><text:p>4 : Vers la page d'aide</text:p><text:p>5 : Vers une page de News</text:p><text:p>6 : Vers la liste des utilisateurs</text:p><text:p><text:span text:style-name="T3">(!!!LES BOUTONS ASSOCIÉS NE DOIVENT ÊTRE VISIBLES QU'AUX ADMINISTRATEURS!!!)</text:span></text:p></draw:text-box></draw:frame><draw:frame text:anchor-type="paragraph" draw:z-index="23" draw:style-name="gr11" svg:width="4.499cm" svg:height="0.976cm" svg:x="12.009cm" svg:y="0.018cm"><draw:text-box><text:p>Connexion/</text:p><text:p>Déconnexion </text:p></draw:text-box></draw:frame><draw:frame text:anchor-type="paragraph" draw:z-index="17" draw:style-name="gr11" svg:width="2.382cm" svg:height="0.976cm" svg:x="2.51cm" svg:y="4.674cm"><draw:text-box><text:p>Extrait synopsis...</text:p></draw:text-box></draw:frame><draw:custom-shape text:anchor-type="paragraph" draw:z-index="16" draw:style-name="gr5" svg:width="3.97cm" svg:height="3.97cm" svg:x="5.659cm" svg:y="2.8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5" draw:style-name="gr8" svg:width="2.62cm" svg:height="0.583cm" svg:x="12.617cm" svg:y="8.828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8" svg:width="2.488cm" svg:height="0.398cm" svg:x="12.591cm" svg:y="6.817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8" svg:width="2.356cm" svg:height="0.53cm" svg:x="12.591cm" svg:y="5.283cm"><text:p><text:s text:c="7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2" draw:style-name="gr10" svg:width="3.493cm" svg:height="5.358cm" svg:x="12.194cm" svg:y="3.828cm"><draw:text-box><text:p>Recherche par :</text:p><text:p>Initiale</text:p><text:p># A B C…</text:p><text:p/><text:p>Genre</text:p><text:p>Shônen...</text:p><text:p/><text:p>Date de création</text:p><text:p>90-2000 2001 2002...</text:p><text:p/></draw:text-box></draw:frame><draw:custom-shape text:anchor-type="paragraph" draw:z-index="11" draw:style-name="gr5" svg:width="5.372cm" svg:height="7.621cm" svg:x="11.321cm" svg:y="2.9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0" draw:style-name="gr8" svg:width="3.546cm" svg:height="0.662cm" svg:x="4.971cm" svg:y="9.86cm"><text:p><text:s text:c="13"/>5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9" draw:style-name="gr9" svg:width="5.822cm" svg:height="0.976cm" svg:x="2.484cm" svg:y="7.876cm"><draw:text-box><text:p>News manga (events, annonces, sorties….)</text:p></draw:text-box></draw:frame><draw:custom-shape text:anchor-type="paragraph" draw:z-index="8" draw:style-name="gr5" svg:width="8.123cm" svg:height="3.996cm" svg:x="1.663cm" svg:y="7.18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style-name="gr8" svg:width="1.377cm" svg:height="0.583cm" svg:x="2.88cm" svg:y="5.812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6" draw:style-name="gr7" svg:width="2.752cm" svg:height="0.976cm" svg:x="6.32cm" svg:y="3.404cm"><draw:text-box><text:p>Image couverture</text:p></draw:text-box></draw:frame><draw:frame text:anchor-type="paragraph" draw:z-index="5" draw:style-name="gr6" draw:text-style-name="P6" svg:width="2.938cm" svg:height="0.976cm" svg:x="2.245cm" svg:y="3.431cm"><draw:text-box><text:p><text:span text:style-name="T2">Dernier manga ajouté.</text:span></text:p></draw:text-box></draw:frame><draw:custom-shape text:anchor-type="paragraph" draw:z-index="4" draw:style-name="gr5" svg:width="3.97cm" svg:height="3.97cm" svg:x="1.69cm" svg:y="2.8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" draw:style-name="gr4" draw:text-style-name="P5" svg:width="3.784cm" svg:height="0.636cm" svg:x="1.425cm" svg:y="0.018cm"><draw:text-box><text:p><text:span text:style-name="T1">Image de fond</text:span></text:p></draw:text-box></draw:frame><draw:frame text:anchor-type="paragraph" draw:z-index="1" draw:style-name="gr2" svg:width="3.811cm" svg:height="0.874cm" svg:x="6.929cm" svg:y="0.362cm"><draw:text-box><text:p>PAGE D'ACCUEIL</text:p></draw:text-box></draw:frame></text:p>
      <text:p text:style-name="P2"><draw:frame text:anchor-type="paragraph" draw:z-index="48" draw:style-name="gr23" svg:width="2.752cm" svg:height="0.53cm" svg:x="2.14cm" svg:y="0.034cm"><draw:text-box><text:p>Mes emprunts</text:p></draw:text-box></draw:frame></text:p>
      <text:p text:style-name="P2"><draw:custom-shape text:anchor-type="paragraph" draw:z-index="49" draw:style-name="gr8" svg:width="2.488cm" svg:height="0.398cm" svg:x="1.901cm" svg:y="0.076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><draw:frame text:anchor-type="paragraph" draw:z-index="2" draw:style-name="gr3" svg:width="16.14cm" svg:height="0.715cm" svg:x="1.372cm" svg:y="0.118cm"><draw:text-box><text:p>ACCUEIL <text:s/>| <text:s/>LISTE DES MANGAS <text:s/>| <text:s/>RECHERCHE <text:s/>| <text:s/>RANDOM <text:s/>| UTILISATEURS | ?</text:p></draw:text-box></draw:frame></text:p>
      <text:p text:style-name="P2"><draw:custom-shape text:anchor-type="paragraph" draw:z-index="22" draw:style-name="gr8" svg:width="0.477cm" svg:height="0.795cm" svg:x="16.669cm" svg:y="0.028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8" draw:style-name="gr8" svg:width="2.065cm" svg:height="0.662cm" svg:x="1.134cm" svg:y="0.055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9" draw:style-name="gr8" svg:width="3.731cm" svg:height="0.847cm" svg:x="3.515cm" svg:y="0.028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0" draw:style-name="gr8" svg:width="2.832cm" svg:height="0.742cm" svg:x="7.828cm" svg:y="0.081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1" draw:style-name="gr8" draw:text-style-name="P6" svg:width="2.2cm" svg:height="0.825cm" svg:x="10.977cm" svg:y="0.028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4" draw:style-name="gr8" svg:width="2.931cm" svg:height="0.847cm" svg:x="13.471cm" svg:y="0.028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78" draw:style-name="gr30" draw:text-style-name="P7" svg:width="1.112cm" svg:height="1.006cm" draw:transform="rotate (-1.58824961931484) translate (11.8515694444444cm 0.439208333333333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frame text:anchor-type="paragraph" draw:z-index="79" draw:style-name="gr31" svg:width="4.867cm" svg:height="0.983cm" svg:x="11.852cm" svg:y="0.422cm"><draw:text-box><text:p>= Répétition vers le bas de <text:tab/>la page</text:p></draw:text-box></draw:frame></text:p>
      <text:p text:style-name="P2"/>
      <text:p text:style-name="P2"/>
      <text:p text:style-name="P2"/>
      <text:p text:style-name="P2"/>
      <text:p text:style-name="P2"><draw:custom-shape text:anchor-type="paragraph" draw:z-index="80" draw:style-name="gr32" svg:width="1.43cm" svg:height="1.456cm" svg:x="10.5cm" svg:y="0.319cm"><text:p><text:s text:c="3"/>N° ?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P2"><draw:frame text:anchor-type="paragraph" draw:z-index="81" draw:style-name="gr33" svg:width="4.975cm" svg:height="3.41cm" svg:x="12.167cm" svg:y="0.203cm"><draw:text-box><text:p>= Réaffichage de la page <text:s text:c="11"/>avec modification de <text:s text:c="13"/>l'élément désigné (N° ? désigne le type de lien qui est affecté, c’est-à-dire réaffichage d'une page de liste, d'ouvrage...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custom-shape text:anchor-type="paragraph" draw:z-index="27" draw:style-name="gr14" svg:width="17.146cm" svg:height="19.818cm" svg:x="0.975cm" svg:y="0.2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46" draw:style-name="gr8" svg:width="2.488cm" svg:height="0.398cm" svg:x="11.321cm" svg:y="4.886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5" draw:style-name="gr8" svg:width="2.488cm" svg:height="0.398cm" svg:x="11.321cm" svg:y="5.838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4" draw:style-name="gr8" svg:width="2.488cm" svg:height="0.398cm" svg:x="11.453cm" svg:y="6.727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1" draw:style-name="gr19" svg:width="6.668cm" svg:height="1.086cm" svg:x="2.642cm" svg:y="9.253cm"><draw:text-box><text:p>EMPRUNTER</text:p><text:p>(grisé si indisponible)</text:p></draw:text-box></draw:frame><draw:custom-shape text:anchor-type="paragraph" draw:z-index="40" draw:style-name="gr5" svg:width="7.277cm" svg:height="1.747cm" svg:x="2.378cm" svg:y="8.90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9" draw:style-name="gr8" svg:width="4.446cm" svg:height="0.847cm" svg:x="11.532cm" svg:y="0.494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38" draw:style-name="gr11" svg:width="4.499cm" svg:height="0.689cm" svg:x="12.538cm" svg:y="0.256cm"><draw:text-box><text:p>Déconnexion </text:p></draw:text-box></draw:frame><draw:frame text:anchor-type="paragraph" draw:z-index="37" draw:style-name="gr4" draw:text-style-name="P5" svg:width="3.784cm" svg:height="0.636cm" svg:x="2.828cm" svg:y="0.15cm"><draw:text-box><text:p><text:span text:style-name="T1">Image de fond</text:span></text:p></draw:text-box></draw:frame><draw:frame text:anchor-type="paragraph" draw:z-index="36" draw:style-name="gr2" svg:width="3.811cm" svg:height="0.874cm" svg:x="7.458cm" svg:y="0.123cm"><draw:text-box><text:p>PAGE D'OUVRAGE</text:p></draw:text-box></draw:frame><draw:frame text:anchor-type="paragraph" draw:z-index="31" draw:style-name="gr16" svg:width="3.917cm" svg:height="7.792cm" svg:x="11.321cm" svg:y="3.353cm"><draw:text-box><text:p>Titre</text:p><text:p/><text:p>Auteur</text:p><text:p/><text:p>Date de parution</text:p><text:p/><text:p>Genre</text:p><text:p/><text:p>Note moyenne des lecteurs</text:p><text:p/><text:p>Langue</text:p><text:p/><text:p>Statut(disponible en vert/indisponible en rouge)</text:p></draw:text-box></draw:frame><draw:frame text:anchor-type="paragraph" draw:z-index="29" draw:style-name="gr15" svg:width="4.869cm" svg:height="4.657cm" svg:x="3.304cm" svg:y="3.697cm"><draw:text-box><text:p>IMAGE</text:p><text:p>DE</text:p><text:p>COUVERTURE</text:p></draw:text-box></draw:frame><draw:custom-shape text:anchor-type="paragraph" draw:z-index="28" draw:style-name="gr5" svg:width="7.303cm" svg:height="6.379cm" svg:x="2.351cm" svg:y="2.53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00" draw:style-name="gr23" svg:width="2.752cm" svg:height="0.53cm" svg:x="3.145cm" svg:y="0.455cm"><draw:text-box><text:p>Mes emprunts</text:p></draw:text-box></draw:frame></text:p>
      <text:p text:style-name="P2"><draw:custom-shape text:anchor-type="paragraph" draw:z-index="101" draw:style-name="gr8" svg:width="2.488cm" svg:height="0.398cm" svg:x="3.145cm" svg:y="0.445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><draw:frame text:anchor-type="paragraph" draw:z-index="99" draw:style-name="gr3" svg:width="16.14cm" svg:height="0.715cm" svg:x="1.478cm" svg:y="0.355cm"><draw:text-box><text:p>ACCUEIL <text:s/>| <text:s/>LISTE DES MANGAS <text:s/>| <text:s/>RECHERCHE <text:s/>| <text:s/>RANDOM <text:s/>| UTILISATEURS | ?</text:p></draw:text-box></draw:frame></text:p>
      <text:p text:style-name="P2"><draw:custom-shape text:anchor-type="paragraph" draw:z-index="102" draw:style-name="gr8" svg:width="2.065cm" svg:height="0.662cm" svg:x="1.187cm" svg:y="0.266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3" draw:style-name="gr8" svg:width="3.731cm" svg:height="0.847cm" svg:x="3.568cm" svg:y="0.24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4" draw:style-name="gr8" svg:width="2.832cm" svg:height="0.742cm" svg:x="7.881cm" svg:y="0.293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5" draw:style-name="gr8" draw:text-style-name="P6" svg:width="2.2cm" svg:height="0.825cm" svg:x="11.03cm" svg:y="0.24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6" draw:style-name="gr8" svg:width="0.477cm" svg:height="0.795cm" svg:x="16.722cm" svg:y="0.24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7" draw:style-name="gr8" svg:width="2.931cm" svg:height="0.847cm" svg:x="13.524cm" svg:y="0.24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><draw:custom-shape text:anchor-type="paragraph" draw:z-index="30" draw:style-name="gr5" svg:width="5.372cm" svg:height="9.221cm" svg:x="10.659cm" svg:y="0.16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82" draw:style-name="gr32" draw:text-style-name="P6" svg:width="1.22cm" svg:height="1.114cm" svg:x="7.061cm" svg:y="0.462cm"><text:p text:style-name="P6"><text:s text:c="4"/>1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33" draw:style-name="gr17" svg:width="13.045cm" svg:height="1.826cm" svg:x="2.589cm" svg:y="0.453cm"><draw:text-box><text:p>SYNOPSIS</text:p></draw:text-box></draw:frame><draw:custom-shape text:anchor-type="paragraph" draw:z-index="32" draw:style-name="gr5" svg:width="14.077cm" svg:height="2.844cm" svg:x="1.954cm" svg:y="0.04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><draw:custom-shape text:anchor-type="paragraph" draw:z-index="34" draw:style-name="gr5" svg:width="14.182cm" svg:height="3.996cm" svg:x="1.849cm" svg:y="0.45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><draw:frame text:anchor-type="paragraph" draw:z-index="35" draw:style-name="gr18" svg:width="12.304cm" svg:height="2.437cm" svg:x="2.907cm" svg:y="0.247cm"><draw:text-box><text:p>COMMENTAIRES</text:p><text:p/><text:p/><text:p/><text:p><text:tab/><text:tab/><text:tab/><text:tab/><text:tab/><text:tab/><text:tab/><text:tab/><text:tab/>NOTE</text:p></draw:text-box></draw:frame></text:p>
      <text:p text:style-name="P2"><draw:custom-shape text:anchor-type="paragraph" draw:z-index="83" draw:style-name="gr32" svg:width="1.43cm" svg:height="1.456cm" svg:x="11.453cm" svg:y="0.425cm"><text:p><text:s text:c="3"/>1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P2"><draw:custom-shape text:anchor-type="paragraph" draw:z-index="42" draw:style-name="gr20" svg:width="8.044cm" svg:height="1.377cm" svg:x="3.171cm" svg:y="0.1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43" draw:style-name="gr21" svg:width="7.303cm" svg:height="0.976cm" svg:x="3.436cm" svg:y="0.464cm"><draw:text-box><text:p>ZONE POUR ENTRER DU TEXTE DE COMMENTAIRE</text:p></draw:text-box></draw:frame></text:p>
      <text:p text:style-name="P2"/>
      <text:p text:style-name="P2"><draw:frame text:anchor-type="paragraph" draw:z-index="47" draw:style-name="gr22" svg:width="1.191cm" svg:height="0.489cm" svg:x="14.443cm" svg:y="0.443cm"><draw:text-box><text:p>/10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custom-shape text:anchor-type="paragraph" draw:z-index="66" draw:style-name="gr8" svg:width="1.377cm" svg:height="0.694cm" svg:x="9.23cm" svg:y="4.987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5" draw:style-name="gr8" svg:width="1.377cm" svg:height="0.694cm" svg:x="13.914cm" svg:y="3.902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4" draw:style-name="gr8" svg:width="1.377cm" svg:height="0.694cm" svg:x="10.262cm" svg:y="4.052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3" draw:style-name="gr8" svg:width="1.377cm" svg:height="0.694cm" svg:x="7.14cm" svg:y="4.052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2" draw:style-name="gr8" svg:width="1.377cm" svg:height="0.694cm" svg:x="12.538cm" svg:y="6.918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1" draw:style-name="gr8" svg:width="2.488cm" svg:height="0.473cm" svg:x="1.901cm" svg:y="0.96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60" draw:style-name="gr29" svg:width="4.075cm" svg:height="0.63cm" svg:x="1.901cm" svg:y="0.33cm"><draw:text-box><text:p>Mes emprunts</text:p></draw:text-box></draw:frame><draw:custom-shape text:anchor-type="paragraph" draw:z-index="57" draw:style-name="gr5" svg:width="10.902cm" svg:height="4.726cm" svg:x="5.659cm" svg:y="3.3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6" draw:style-name="gr8" svg:width="1.377cm" svg:height="0.694cm" svg:x="2.88cm" svg:y="6.918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55" draw:style-name="gr27" svg:width="9.42cm" svg:height="3.167cm" svg:x="6.32cm" svg:y="4.052cm"><draw:text-box><text:p>Titre<text:tab/><text:tab/><text:tab/>Auteur<text:tab/><text:tab/><text:tab/>Genre</text:p><text:p/><text:p>Date de parution<text:tab/><text:tab/>Note /10<text:tab/>STATUT</text:p><text:p>------------------------------------------------------------------</text:p><text:p>EXTRAIT SYNOPSIS</text:p><text:p><text:tab/><text:tab/><text:tab/><text:tab/><text:tab/><text:tab/><text:span text:style-name="T4">Tout lire...</text:span></text:p></draw:text-box></draw:frame><draw:frame text:anchor-type="paragraph" draw:z-index="54" draw:style-name="gr26" draw:text-style-name="P6" svg:width="2.938cm" svg:height="1.463cm" svg:x="2.245cm" svg:y="4.083cm"><draw:text-box><text:p><text:span text:style-name="T2">IMAGE</text:span></text:p><text:p><text:span text:style-name="T2">DE</text:span></text:p><text:p><text:span text:style-name="T2">COUVERTURE</text:span></text:p></draw:text-box></draw:frame><draw:custom-shape text:anchor-type="paragraph" draw:z-index="53" draw:style-name="gr5" svg:width="3.97cm" svg:height="4.726cm" svg:x="1.69cm" svg:y="3.3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52" draw:style-name="gr25" draw:text-style-name="P5" svg:width="3.784cm" svg:height="0.757cm" svg:x="1.901cm" svg:y="0.018cm"><draw:text-box><text:p><text:span text:style-name="T1">Image de fond</text:span></text:p></draw:text-box></draw:frame><draw:frame text:anchor-type="paragraph" draw:z-index="51" draw:style-name="gr24" svg:width="3.811cm" svg:height="1.784cm" svg:x="6.929cm" svg:y="0.093cm"><draw:text-box><text:p>PAGE DE LISTING OUVRAGES</text:p><text:p><text:span text:style-name="T4">(liste des mangas/mes emprunts/recherche...)</text:span></text:p></draw:text-box></draw:frame><draw:custom-shape text:anchor-type="paragraph" draw:z-index="50" draw:style-name="gr1" svg:width="17.622cm" svg:height="15.747cm" svg:x="0.06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8" draw:style-name="gr28" svg:width="4.499cm" svg:height="1.163cm" svg:x="12.009cm" svg:y="0.018cm"><draw:text-box><text:p>Connexion/</text:p><text:p>Déconnexion </text:p></draw:text-box></draw:frame><draw:custom-shape text:anchor-type="paragraph" draw:z-index="59" draw:style-name="gr8" svg:width="4.446cm" svg:height="1.01cm" svg:x="11.003cm" svg:y="0.868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2"><draw:frame text:anchor-type="paragraph" draw:z-index="92" draw:style-name="gr3" svg:width="16.14cm" svg:height="0.715cm" svg:x="1.055cm" svg:y="0.452cm"><draw:text-box><text:p>ACCUEIL <text:s/>| <text:s/>LISTE DES MANGAS <text:s/>| <text:s/>RECHERCHE <text:s/>| <text:s/>RANDOM <text:s/>| UTILISATEURS | ?</text:p></draw:text-box></draw:frame></text:p>
      <text:p text:style-name="P2"><draw:custom-shape text:anchor-type="paragraph" draw:z-index="93" draw:style-name="gr8" svg:width="2.065cm" svg:height="0.662cm" svg:x="0.896cm" svg:y="0.325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4" draw:style-name="gr8" svg:width="3.731cm" svg:height="0.847cm" svg:x="3.277cm" svg:y="0.298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5" draw:style-name="gr8" svg:width="2.832cm" svg:height="0.742cm" svg:x="7.59cm" svg:y="0.351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6" draw:style-name="gr8" draw:text-style-name="P6" svg:width="2.2cm" svg:height="0.825cm" svg:x="10.739cm" svg:y="0.298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7" draw:style-name="gr8" svg:width="0.477cm" svg:height="0.795cm" svg:x="16.431cm" svg:y="0.298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8" draw:style-name="gr8" svg:width="2.931cm" svg:height="0.847cm" svg:x="13.233cm" svg:y="0.298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67" draw:style-name="gr5" svg:width="3.97cm" svg:height="4.726cm" svg:x="1.637cm" svg:y="0.23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1" draw:style-name="gr5" svg:width="10.902cm" svg:height="4.726cm" svg:x="5.606cm" svg:y="0.23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<draw:frame text:anchor-type="paragraph" draw:z-index="68" draw:style-name="gr26" draw:text-style-name="P6" svg:width="2.938cm" svg:height="1.463cm" svg:x="2.193cm" svg:y="0.474cm"><draw:text-box><text:p><text:span text:style-name="T2">IMAGE</text:span></text:p><text:p><text:span text:style-name="T2">DE</text:span></text:p><text:p><text:span text:style-name="T2">COUVERTURE</text:span></text:p></draw:text-box></draw:frame><draw:frame text:anchor-type="paragraph" draw:z-index="69" draw:style-name="gr27" svg:width="9.42cm" svg:height="3.167cm" svg:x="6.267cm" svg:y="0.443cm"><draw:text-box><text:p>Titre<text:tab/><text:tab/><text:tab/>Auteur<text:tab/><text:tab/><text:tab/>Genre</text:p><text:p/><text:p>Date de parution<text:tab/><text:tab/>Note /10<text:tab/>STATUT</text:p><text:p>------------------------------------------------------------------</text:p><text:p>EXTRAIT SYNOPSIS</text:p><text:p><text:tab/><text:tab/><text:tab/><text:tab/><text:tab/><text:tab/><text:span text:style-name="T4">Tout lire...</text:span></text:p></draw:text-box></draw:frame><draw:custom-shape text:anchor-type="paragraph" draw:z-index="73" draw:style-name="gr8" svg:width="1.377cm" svg:height="0.694cm" svg:x="7.087cm" svg:y="0.443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4" draw:style-name="gr8" svg:width="1.377cm" svg:height="0.694cm" svg:x="10.209cm" svg:y="0.443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5" draw:style-name="gr8" svg:width="1.377cm" svg:height="0.694cm" svg:x="13.861cm" svg:y="0.293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><draw:custom-shape text:anchor-type="paragraph" draw:z-index="76" draw:style-name="gr8" svg:width="1.377cm" svg:height="0.694cm" svg:x="9.178cm" svg:y="0.404cm"><text:p><text:s text:c="4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2"/>
      <text:p text:style-name="P2"><draw:custom-shape text:anchor-type="paragraph" draw:z-index="70" draw:style-name="gr8" svg:width="1.377cm" svg:height="0.694cm" svg:x="2.828cm" svg:y="0.388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2" draw:style-name="gr8" svg:width="1.377cm" svg:height="0.694cm" svg:x="12.485cm" svg:y="0.388cm"><text:p><text:s text:c="4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2"><draw:custom-shape text:anchor-type="paragraph" draw:z-index="77" draw:style-name="gr30" draw:text-style-name="P7" svg:width="1.112cm" svg:height="1.006cm" draw:transform="rotate (-1.58824961931484) translate (8.69597222222222cm 0.73025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42" draw:style-name="gr8" svg:width="3.731cm" svg:height="0.847cm" svg:x="6.452cm" svg:y="21.174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41" draw:style-name="gr38" svg:width="4.155cm" svg:height="0.795cm" svg:x="6.029cm" svg:y="20.867cm"><draw:text-box><text:p>RECHERCHER</text:p></draw:text-box></draw:frame><draw:custom-shape text:anchor-type="paragraph" draw:z-index="140" draw:style-name="gr5" svg:width="5.583cm" svg:height="1.618cm" svg:x="5.5cm" svg:y="20.51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38" draw:style-name="gr8" svg:width="2.931cm" svg:height="0.847cm" svg:x="12.783cm" svg:y="14.295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7" draw:style-name="gr8" svg:width="0.477cm" svg:height="0.795cm" svg:x="15.981cm" svg:y="14.295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6" draw:style-name="gr8" draw:text-style-name="P6" svg:width="2.2cm" svg:height="0.825cm" svg:x="10.289cm" svg:y="14.295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5" draw:style-name="gr8" svg:width="2.832cm" svg:height="0.742cm" svg:x="7.14cm" svg:y="14.347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4" draw:style-name="gr8" svg:width="3.731cm" svg:height="0.847cm" svg:x="2.828cm" svg:y="14.295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3" draw:style-name="gr8" svg:width="2.065cm" svg:height="0.662cm" svg:x="0.446cm" svg:y="14.321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32" draw:style-name="gr28" svg:width="4.499cm" svg:height="1.163cm" svg:x="12.194cm" svg:y="12.268cm"><draw:text-box><text:p>Connexion/</text:p><text:p>Déconnexion </text:p></draw:text-box></draw:frame><draw:custom-shape text:anchor-type="paragraph" draw:z-index="131" draw:style-name="gr8" svg:width="4.446cm" svg:height="1.01cm" svg:x="11.162cm" svg:y="13.039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30" draw:style-name="gr29" svg:width="4.075cm" svg:height="0.63cm" svg:x="1.478cm" svg:y="12.58cm"><draw:text-box><text:p>Mes emprunts</text:p></draw:text-box></draw:frame><draw:custom-shape text:anchor-type="paragraph" draw:z-index="129" draw:style-name="gr8" svg:width="2.488cm" svg:height="0.473cm" svg:x="1.478cm" svg:y="13.21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28" draw:style-name="gr25" draw:text-style-name="P5" svg:width="3.784cm" svg:height="0.757cm" svg:x="1.478cm" svg:y="12.268cm"><draw:text-box><text:p><text:span text:style-name="T1">Image de fond</text:span></text:p></draw:text-box></draw:frame><draw:frame text:anchor-type="paragraph" draw:z-index="127" draw:style-name="gr37" svg:width="4.922cm" svg:height="0.821cm" svg:x="5.95cm" svg:y="12.702cm"><draw:text-box><text:p>PAGE DE RECHERCHE</text:p></draw:text-box></draw:frame><draw:frame text:anchor-type="paragraph" draw:z-index="126" draw:style-name="gr3" svg:width="16.14cm" svg:height="0.715cm" svg:x="0.658cm" svg:y="13.919cm"><draw:text-box><text:p>ACCUEIL <text:s/>| <text:s/>LISTE DES MANGAS <text:s/>| <text:s/>RECHERCHE <text:s/>| <text:s/>RANDOM <text:s/>| UTILISATEURS | ?</text:p></draw:text-box></draw:frame><draw:custom-shape text:anchor-type="paragraph" draw:z-index="125" draw:style-name="gr1" svg:width="17.622cm" svg:height="10.849cm" svg:x="-0.178cm" svg:y="12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4" draw:style-name="gr32" svg:width="1.191cm" svg:height="1.297cm" svg:x="11.903cm" svg:y="5.99cm"><text:p><text:s text:c="3"/>1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frame text:anchor-type="paragraph" draw:z-index="123" draw:style-name="gr36" svg:width="4.022cm" svg:height="1.463cm" svg:x="10.262cm" svg:y="5.824cm"><draw:text-box><text:p>RENDU</text:p><text:p>RENDU</text:p><text:p>RENDU</text:p></draw:text-box></draw:frame><draw:frame text:anchor-type="paragraph" draw:z-index="122" draw:style-name="gr35" svg:width="1.932cm" svg:height="0.541cm" svg:x="14.945cm" svg:y="5.865cm"><draw:text-box><text:p>Révoquer</text:p></draw:text-box></draw:frame><draw:custom-shape text:anchor-type="paragraph" draw:z-index="121" draw:style-name="gr32" svg:width="1.43cm" svg:height="1.456cm" svg:x="15.078cm" svg:y="6.405cm"><text:p><text:s text:c="3"/>2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120" draw:style-name="gr8" draw:text-style-name="P6" svg:width="2.2cm" svg:height="0.593cm" svg:x="2.96cm" svg:y="6.828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9" draw:style-name="gr8" draw:text-style-name="P6" svg:width="2.2cm" svg:height="0.593cm" svg:x="2.96cm" svg:y="6.235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8" draw:style-name="gr8" draw:text-style-name="P6" svg:width="2.2cm" svg:height="0.593cm" svg:x="2.96cm" svg:y="5.643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7" draw:style-name="gr30" draw:text-style-name="P7" svg:width="1.112cm" svg:height="1.006cm" draw:transform="rotate (-1.58824961931484) translate (8.56368055555556cm 9.593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116" draw:style-name="gr5" svg:width="16.775cm" svg:height="4.726cm" svg:x="0.579cm" svg:y="3.63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15" draw:style-name="gr27" svg:width="12.939cm" svg:height="3.167cm" svg:x="1.663cm" svg:y="4.332cm"><draw:text-box><text:p>Nom<text:tab/><text:tab/><text:tab/><text:tab/>Prénom<text:tab/><text:tab/>Filière<text:tab/><text:tab/><text:tab/>Année</text:p><text:p/><text:p>EMPRUNTS EN COURS</text:p><text:p>TITRE<text:tab/><text:tab/><text:tab/><text:tab/>DATE D'EMPRUNT</text:p><text:p>TITRE<text:tab/><text:tab/><text:tab/><text:tab/>DATE D'EMPRUNT</text:p><text:p>TITRE<text:tab/><text:tab/><text:tab/><text:tab/>DATE D'EMPRUNT</text:p></draw:text-box></draw:frame><draw:frame text:anchor-type="paragraph" draw:z-index="114" draw:style-name="gr3" svg:width="16.14cm" svg:height="0.715cm" svg:x="1.055cm" svg:y="2.013cm"><draw:text-box><text:p>ACCUEIL <text:s/>| <text:s/>LISTE DES MANGAS <text:s/>| <text:s/>RECHERCHE <text:s/>| <text:s/>RANDOM <text:s/>| UTILISATEURS | ?</text:p></draw:text-box></draw:frame><draw:custom-shape text:anchor-type="paragraph" draw:z-index="113" draw:style-name="gr8" svg:width="2.931cm" svg:height="0.847cm" svg:x="13.18cm" svg:y="2.441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2" draw:style-name="gr8" svg:width="0.477cm" svg:height="0.795cm" svg:x="16.378cm" svg:y="2.441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1" draw:style-name="gr8" draw:text-style-name="P6" svg:width="2.2cm" svg:height="0.825cm" svg:x="10.686cm" svg:y="2.441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0" draw:style-name="gr8" svg:width="2.832cm" svg:height="0.742cm" svg:x="7.537cm" svg:y="2.494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9" draw:style-name="gr8" svg:width="3.731cm" svg:height="0.847cm" svg:x="3.224cm" svg:y="2.441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8" draw:style-name="gr8" svg:width="2.065cm" svg:height="0.662cm" svg:x="0.843cm" svg:y="2.468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1" draw:style-name="gr8" svg:width="4.446cm" svg:height="1.01cm" svg:x="11.003cm" svg:y="0.868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90" draw:style-name="gr28" svg:width="4.499cm" svg:height="1.163cm" svg:x="12.009cm" svg:y="0.018cm"><draw:text-box><text:p>Connexion/</text:p><text:p>Déconnexion </text:p></draw:text-box></draw:frame><draw:frame text:anchor-type="paragraph" draw:z-index="89" draw:style-name="gr29" svg:width="4.075cm" svg:height="0.63cm" svg:x="1.901cm" svg:y="0.33cm"><draw:text-box><text:p>Mes emprunts</text:p></draw:text-box></draw:frame><draw:custom-shape text:anchor-type="paragraph" draw:z-index="88" draw:style-name="gr8" svg:width="2.488cm" svg:height="0.473cm" svg:x="1.901cm" svg:y="0.96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87" draw:style-name="gr25" draw:text-style-name="P5" svg:width="3.784cm" svg:height="0.757cm" svg:x="1.901cm" svg:y="0.018cm"><draw:text-box><text:p><text:span text:style-name="T1">Image de fond</text:span></text:p></draw:text-box></draw:frame><draw:frame text:anchor-type="paragraph" draw:z-index="86" draw:style-name="gr34" svg:width="4.922cm" svg:height="1.463cm" svg:x="6.346cm" svg:y="0.467cm"><draw:text-box><text:p>PAGE DE LISTING DES UTILISATEURS (administrateurs seulement)</text:p></draw:text-box></draw:frame><draw:custom-shape text:anchor-type="paragraph" draw:z-index="85" draw:style-name="gr1" svg:width="17.622cm" svg:height="11.933cm" svg:x="0.06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39" draw:style-name="gr5" svg:width="16.775cm" svg:height="5.001cm" svg:x="0.499cm" svg:y="0.42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><draw:frame text:anchor-type="paragraph" draw:z-index="143" draw:style-name="gr39" svg:width="15.267cm" svg:height="4.283cm" svg:x="1.266cm" svg:y="0.171cm"><draw:text-box><text:p>RECHERCHE PAR GENRE</text:p><text:p>Shônen<text:tab/>Shôjo<text:tab/><text:tab/>Seinen….</text:p><text:p/><text:p>RECHERCHE PAR ANNÉE</text:p><text:p>80-90<text:tab/><text:tab/><text:tab/>90-2000<text:tab/>2000-2010….</text:p><text:p/><text:p>(ces critères sont des « cases » à cocher avant de lancer recherche, sinon message d'erreur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44" draw:style-name="gr1" svg:width="17.622cm" svg:height="10.849cm" svg:x="-0.019cm" svg:y="0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5" draw:style-name="gr34" svg:width="4.922cm" svg:height="1.244cm" svg:x="6.241cm" svg:y="0.917cm"><draw:text-box><text:p>PAGE DE NEWS</text:p><text:p/></draw:text-box></draw:frame><draw:frame text:anchor-type="paragraph" draw:z-index="146" draw:style-name="gr25" draw:text-style-name="P5" svg:width="3.784cm" svg:height="0.757cm" svg:x="1.796cm" svg:y="0.467cm"><draw:text-box><text:p><text:span text:style-name="T1">Image de fond</text:span></text:p></draw:text-box></draw:frame><draw:custom-shape text:anchor-type="paragraph" draw:z-index="147" draw:style-name="gr8" svg:width="2.488cm" svg:height="0.473cm" svg:x="1.796cm" svg:y="1.409cm"><text:p><text:s text:c="8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48" draw:style-name="gr29" svg:width="4.075cm" svg:height="0.63cm" svg:x="1.796cm" svg:y="0.78cm"><draw:text-box><text:p>Mes emprunts</text:p></draw:text-box></draw:frame><draw:frame text:anchor-type="paragraph" draw:z-index="149" draw:style-name="gr28" svg:width="4.499cm" svg:height="1.163cm" svg:x="11.903cm" svg:y="0.467cm"><draw:text-box><text:p>Connexion/</text:p><text:p>Déconnexion </text:p></draw:text-box></draw:frame><draw:custom-shape text:anchor-type="paragraph" draw:z-index="150" draw:style-name="gr8" svg:width="4.446cm" svg:height="1.01cm" svg:x="10.897cm" svg:y="1.318cm"><text:p><text:tab/>3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1" draw:style-name="gr8" svg:width="2.065cm" svg:height="0.662cm" svg:x="0.737cm" svg:y="2.917cm"><text:p><text:s text:c="5"/>0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2" draw:style-name="gr8" svg:width="3.731cm" svg:height="0.847cm" svg:x="3.119cm" svg:y="2.891cm"><text:p><text:s text:c="13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3" draw:style-name="gr8" svg:width="2.832cm" svg:height="0.742cm" svg:x="7.431cm" svg:y="2.944cm"><text:p><text:s text:c="9"/>2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4" draw:style-name="gr8" draw:text-style-name="P6" svg:width="2.2cm" svg:height="0.825cm" svg:x="10.58cm" svg:y="2.891cm"><text:p text:style-name="P6"><text:s text:c="6"/>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5" draw:style-name="gr8" svg:width="0.477cm" svg:height="0.795cm" svg:x="16.272cm" svg:y="2.891cm"><text:p>4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6" draw:style-name="gr8" svg:width="2.931cm" svg:height="0.847cm" svg:x="13.074cm" svg:y="2.891cm"><text:p><text:tab/>6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57" draw:style-name="gr3" svg:width="16.14cm" svg:height="0.715cm" svg:x="0.949cm" svg:y="2.462cm"><draw:text-box><text:p>ACCUEIL <text:s/>| <text:s/>LISTE DES MANGAS <text:s/>| <text:s/>RECHERCHE <text:s/>| <text:s/>RANDOM <text:s/>| UTILISATEURS | ?</text:p></draw:text-box></draw:frame><draw:custom-shape text:anchor-type="paragraph" draw:z-index="158" draw:style-name="gr5" svg:width="16.775cm" svg:height="4.726cm" svg:x="0.42cm" svg:y="3.98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59" draw:style-name="gr40" svg:width="14.817cm" svg:height="3.229cm" svg:x="1.214cm" svg:y="4.676cm"><draw:text-box><text:p>PHOTO ÉVENTUELLE</text:p><text:p/><text:p>CONTENU DE L'ARTICL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39:43.957041461</meta:creation-date>
    <dc:date>2016-04-17T15:22:26.490022055</dc:date>
    <meta:editing-duration>PT1H35M22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5" meta:paragraph-count="1" meta:word-count="4" meta:character-count="21" meta:non-whitespace-character-count="18"/>
  </office:meta>
</office:document-meta>
</file>